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Libya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2-07" calcext:value-type="date">
            <text:p>07/02/2016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82" calcext:value-type="float">
            <text:p>213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23" calcext:value-type="date">
            <text:p>23/02/2016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slamic State, Libyan National Army, 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423" calcext:value-type="float">
            <text:p>214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2" calcext:value-type="date">
            <text:p>12/06/2016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70" calcext:value-type="float">
            <text:p>211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0-04" calcext:value-type="date">
            <text:p>04/10/2016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, Libyan National Army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44" calcext:value-type="float">
            <text:p>208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01" calcext:value-type="date">
            <text:p>01/11/2016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0565" calcext:value-type="float">
            <text:p>205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1" calcext:value-type="date">
            <text:p>11/04/2017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651" calcext:value-type="float">
            <text:p>226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13" calcext:value-type="date">
            <text:p>13/08/2017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Liby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016" calcext:value-type="float">
            <text:p>220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2" calcext:value-type="date">
            <text:p>12/09/2017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405" calcext:value-type="float">
            <text:p>224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25" calcext:value-type="date">
            <text:p>25/09/2017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509" calcext:value-type="float">
            <text:p>225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17" calcext:value-type="date">
            <text:p>17/11/2017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409" calcext:value-type="float">
            <text:p>224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08" calcext:value-type="date">
            <text:p>08/01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394" calcext:value-type="float">
            <text:p>223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2-28" calcext:value-type="date">
            <text:p>28/02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15" calcext:value-type="float">
            <text:p>220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1" calcext:value-type="date">
            <text:p>21/07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Conflict Parties unspecified (Libya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32" calcext:value-type="float">
            <text:p>373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8-17" calcext:value-type="date">
            <text:p>17/08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reat Socialist People's Libyan Arab Jamahiliy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ctor, Nurs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2302" calcext:value-type="float">
            <text:p>223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01" calcext:value-type="date">
            <text:p>01/09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990" calcext:value-type="float">
            <text:p>369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0" calcext:value-type="date">
            <text:p>20/09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6991" calcext:value-type="float">
            <text:p>369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8" calcext:value-type="date">
            <text:p>28/10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099" calcext:value-type="float">
            <text:p>240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3" calcext:value-type="date">
            <text:p>03/11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flict Party unspecified (Libya)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29" calcext:value-type="float">
            <text:p>370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5" calcext:value-type="date">
            <text:p>05/11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, 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56" calcext:value-type="float">
            <text:p>370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6" calcext:value-type="date">
            <text:p>06/11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59" calcext:value-type="float">
            <text:p>370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4" calcext:value-type="date">
            <text:p>14/11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61" calcext:value-type="float">
            <text:p>370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9" calcext:value-type="date">
            <text:p>19/11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ecurity Forces (Libya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62" calcext:value-type="float">
            <text:p>370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1" calcext:value-type="date">
            <text:p>11/12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10" calcext:value-type="float">
            <text:p>375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5" calcext:value-type="date">
            <text:p>15/12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05" calcext:value-type="float">
            <text:p>375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26" calcext:value-type="date">
            <text:p>26/12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13" calcext:value-type="float">
            <text:p>375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28" calcext:value-type="date">
            <text:p>28/12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414" calcext:value-type="float">
            <text:p>384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29" calcext:value-type="date">
            <text:p>29/12/201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15" calcext:value-type="float">
            <text:p>375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7" calcext:value-type="date">
            <text:p>07/01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85" calcext:value-type="float">
            <text:p>372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9" calcext:value-type="date">
            <text:p>09/01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167" calcext:value-type="float">
            <text:p>241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23" calcext:value-type="date">
            <text:p>23/02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93" calcext:value-type="float">
            <text:p>373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12" calcext:value-type="date">
            <text:p>12/03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589" calcext:value-type="float">
            <text:p>375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08" calcext:value-type="date">
            <text:p>08/04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ibyan National Army, Security Forces (Libya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90" calcext:value-type="float">
            <text:p>37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8" calcext:value-type="date">
            <text:p>08/05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Firearm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, 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06" calcext:value-type="float">
            <text:p>360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3" calcext:value-type="date">
            <text:p>23/05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Paramedi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08" calcext:value-type="float">
            <text:p>360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5" calcext:value-type="date">
            <text:p>05/06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814" calcext:value-type="float">
            <text:p>358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6" calcext:value-type="date">
            <text:p>06/06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21" calcext:value-type="float">
            <text:p>354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6" calcext:value-type="date">
            <text:p>16/07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29" calcext:value-type="float">
            <text:p>354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7" calcext:value-type="date">
            <text:p>27/07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95" calcext:value-type="float">
            <text:p>349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11" calcext:value-type="date">
            <text:p>11/10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, Technicia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463" calcext:value-type="float">
            <text:p>354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4" calcext:value-type="date">
            <text:p>24/10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ir-Launched Explosive Weap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446" calcext:value-type="float">
            <text:p>354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4" calcext:value-type="date">
            <text:p>24/10/2019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465" calcext:value-type="float">
            <text:p>354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3" calcext:value-type="date">
            <text:p>03/01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44" calcext:value-type="float">
            <text:p>255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9" calcext:value-type="date">
            <text:p>09/01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67" calcext:value-type="float">
            <text:p>255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5" calcext:value-type="date">
            <text:p>25/01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68" calcext:value-type="float">
            <text:p>241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1" calcext:value-type="date">
            <text:p>01/02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75" calcext:value-type="float">
            <text:p>261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02" calcext:value-type="date">
            <text:p>02/03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76" calcext:value-type="float">
            <text:p>261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09" calcext:value-type="date">
            <text:p>09/03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75" calcext:value-type="float">
            <text:p>260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2" calcext:value-type="date">
            <text:p>12/03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Paramedi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5583" calcext:value-type="float">
            <text:p>255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4" calcext:value-type="date">
            <text:p>24/03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77" calcext:value-type="float">
            <text:p>261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7" calcext:value-type="date">
            <text:p>27/03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624" calcext:value-type="float">
            <text:p>256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5" calcext:value-type="date">
            <text:p>05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overnment of National Accor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78" calcext:value-type="float">
            <text:p>261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076" calcext:value-type="float">
            <text:p>260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7" calcext:value-type="date">
            <text:p>07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650" calcext:value-type="float">
            <text:p>256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1" calcext:value-type="date">
            <text:p>11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, Government of National Accord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728" calcext:value-type="float">
            <text:p>257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3" calcext:value-type="date">
            <text:p>13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82" calcext:value-type="float">
            <text:p>259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3" calcext:value-type="date">
            <text:p>13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81" calcext:value-type="float">
            <text:p>259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3" calcext:value-type="date">
            <text:p>13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80" calcext:value-type="float">
            <text:p>259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3" calcext:value-type="date">
            <text:p>13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79" calcext:value-type="float">
            <text:p>259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3" calcext:value-type="date">
            <text:p>13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960" calcext:value-type="float">
            <text:p>259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6" calcext:value-type="date">
            <text:p>16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09" calcext:value-type="float">
            <text:p>260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Conflict Parties unspecified (Libya)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10" calcext:value-type="float">
            <text:p>260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0" calcext:value-type="date">
            <text:p>20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11" calcext:value-type="float">
            <text:p>260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2" calcext:value-type="date">
            <text:p>22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, Nurse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59" calcext:value-type="float">
            <text:p>266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8" calcext:value-type="date">
            <text:p>28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13" calcext:value-type="float">
            <text:p>260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9" calcext:value-type="date">
            <text:p>29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14" calcext:value-type="float">
            <text:p>260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9" calcext:value-type="date">
            <text:p>29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15" calcext:value-type="float">
            <text:p>260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9" calcext:value-type="date">
            <text:p>29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Conflict Parties unspecified (Libya)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16" calcext:value-type="float">
            <text:p>260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9" calcext:value-type="date">
            <text:p>29/04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79" calcext:value-type="float">
            <text:p>261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8" calcext:value-type="date">
            <text:p>08/05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017" calcext:value-type="float">
            <text:p>260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0" calcext:value-type="date">
            <text:p>10/05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Conflict Parties unspecified (Libya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18" calcext:value-type="float">
            <text:p>260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1" calcext:value-type="date">
            <text:p>11/05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Armed Forces of Turkey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19" calcext:value-type="float">
            <text:p>260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3" calcext:value-type="date">
            <text:p>13/05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20" calcext:value-type="float">
            <text:p>260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4" calcext:value-type="date">
            <text:p>14/05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34" calcext:value-type="float">
            <text:p>260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2" calcext:value-type="date">
            <text:p>22/05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95" calcext:value-type="float">
            <text:p>260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8" calcext:value-type="date">
            <text:p>28/05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96" calcext:value-type="float">
            <text:p>260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4" calcext:value-type="date">
            <text:p>04/06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60" calcext:value-type="float">
            <text:p>266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6" calcext:value-type="date">
            <text:p>06/06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flict Party unspecified (Libya)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661" calcext:value-type="float">
            <text:p>266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8" calcext:value-type="date">
            <text:p>08/06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98" calcext:value-type="float">
            <text:p>260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10" calcext:value-type="date">
            <text:p>10/06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029" calcext:value-type="float">
            <text:p>260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3" calcext:value-type="date">
            <text:p>23/06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92" calcext:value-type="float">
            <text:p>340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5" calcext:value-type="date">
            <text:p>25/06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256" calcext:value-type="float">
            <text:p>262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2" calcext:value-type="date">
            <text:p>02/07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, 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82" calcext:value-type="float">
            <text:p>255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4" calcext:value-type="date">
            <text:p>04/07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817" calcext:value-type="float">
            <text:p>258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06" calcext:value-type="date">
            <text:p>06/08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822" calcext:value-type="float">
            <text:p>258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8" calcext:value-type="date">
            <text:p>08/09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824" calcext:value-type="float">
            <text:p>258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10" calcext:value-type="date">
            <text:p>10/09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ecurity Forces (Libya)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825" calcext:value-type="float">
            <text:p>258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11" calcext:value-type="date">
            <text:p>11/09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826" calcext:value-type="float">
            <text:p>258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30" calcext:value-type="date">
            <text:p>30/10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Libyan National Army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715" calcext:value-type="float">
            <text:p>267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01" calcext:value-type="date">
            <text:p>01/11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74" calcext:value-type="float">
            <text:p>261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0" calcext:value-type="date">
            <text:p>20/11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72" calcext:value-type="float">
            <text:p>339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2" calcext:value-type="date">
            <text:p>22/11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74" calcext:value-type="float">
            <text:p>339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9" calcext:value-type="date">
            <text:p>29/11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3979" calcext:value-type="float">
            <text:p>339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1" calcext:value-type="date">
            <text:p>01/12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92" calcext:value-type="float">
            <text:p>285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5" calcext:value-type="date">
            <text:p>05/12/2020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Patient or Family</text:p>
          </table:table-cell>
          <table:table-cell office:value-type="string" calcext:value-type="string">
            <text:p>Beneficiarie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93" calcext:value-type="float">
            <text:p>285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2" calcext:value-type="date">
            <text:p>22/06/2021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ecurity Forces (Libya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95" calcext:value-type="float">
            <text:p>284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5" calcext:value-type="date">
            <text:p>05/09/2021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64" calcext:value-type="float">
            <text:p>287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9" calcext:value-type="date">
            <text:p>09/09/2021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59" calcext:value-type="float">
            <text:p>293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31" calcext:value-type="date">
            <text:p>31/01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09" calcext:value-type="float">
            <text:p>362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31" calcext:value-type="date">
            <text:p>31/03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, Other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10" calcext:value-type="float">
            <text:p>362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31" calcext:value-type="date">
            <text:p>31/03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11" calcext:value-type="float">
            <text:p>362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09" calcext:value-type="date">
            <text:p>09/06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005" calcext:value-type="float">
            <text:p>330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7" calcext:value-type="date">
            <text:p>27/08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76" calcext:value-type="float">
            <text:p>349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7" calcext:value-type="date">
            <text:p>27/08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onflict Party unspecified (Libya), Government of Libya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69" calcext:value-type="float">
            <text:p>346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7" calcext:value-type="date">
            <text:p>27/08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59" calcext:value-type="float">
            <text:p>349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7" calcext:value-type="date">
            <text:p>27/08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60" calcext:value-type="float">
            <text:p>349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7" calcext:value-type="date">
            <text:p>27/08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75" calcext:value-type="float">
            <text:p>349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7" calcext:value-type="date">
            <text:p>27/08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77" calcext:value-type="float">
            <text:p>349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8" calcext:value-type="date">
            <text:p>28/10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639" calcext:value-type="float">
            <text:p>356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0" calcext:value-type="date">
            <text:p>20/11/202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43" calcext:value-type="float">
            <text:p>36243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Libya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Libya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08:47.863072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04:39.659211703</meta:creation-date>
    <dc:date>2023-05-15T16:09:41.463238882</dc:date>
    <meta:editing-duration>PT4M5S</meta:editing-duration>
    <meta:editing-cycles>3</meta:editing-cycles>
    <meta:generator>LibreOffice/7.0.4.2$Linux_X86_64 LibreOffice_project/00$Build-2</meta:generator>
    <meta:document-statistic meta:table-count="2" meta:cell-count="7243" meta:object-count="0"/>
  </office:meta>
</office:document-meta>
</file>